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table:style-name="ce1"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  <table:table-cell table:style-name="ce2"/>
          <table:table-cell table:number-columns-repeated="11"/>
          <table:table-cell table:style-name="ce2"/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  <table:table-cell table:style-name="ce3" table:number-columns-repeated="3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  <table:table-cell table:style-name="ce3" table:number-columns-repeated="5"/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  <table:table-cell table:style-name="ce3" table:number-columns-repeated="2"/>
          <table:table-cell table:style-name="ce4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table:style-name="ce3" table:number-columns-repeated="5"/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  <table:table-cell table:style-name="ce3" table:number-columns-repeated="3"/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9"/>
          <table:table-cell table:style-name="ce2"/>
          <table:table-cell table:number-columns-repeated="100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style-name="ce2"/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"/>
          <table:table-cell table:style-name="ce3" table:number-columns-repeated="3"/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"/>
          <table:table-cell table:style-name="ce4"/>
          <table:table-cell table:style-name="ce3" table:number-columns-repeated="2"/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"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0"/>
          <table:table-cell table:style-name="ce2"/>
          <table:table-cell table:number-columns-repeated="100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1023"/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 style:data-style-name="N2" text:time-value="11:46:06.7134332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éphane Galland</meta:initial-creator>
    <meta:creation-date>2016-03-21T21:33:26.604173894</meta:creation-date>
    <dc:date>2016-04-28T13:08:58.309409943</dc:date>
    <dc:creator>Stéphane Galland</dc:creator>
    <meta:editing-duration>PT1H19M37S</meta:editing-duration>
    <meta:editing-cycles>8</meta:editing-cycles>
    <meta:generator>LibreOffice/4.2.8.2$Linux_X86_64 LibreOffice_project/420m0$Build-2</meta:generator>
    <meta:document-statistic meta:table-count="1" meta:cell-count="43" meta:object-count="0"/>
  </office:meta>
</office:document-meta>
</file>